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9" style:family="paragraph" style:parent-style-name="Standard">
      <style:text-properties style:font-name="Roboto Light1" officeooo:rsid="00bdb8ba" officeooo:paragraph-rsid="01017a94" fo:background-color="transparent"/>
    </style:style>
    <style:style style:name="P30" style:family="paragraph" style:parent-style-name="Standard">
      <style:text-properties style:font-name="Roboto Light2"/>
    </style:style>
    <style:style style:name="P31" style:family="paragraph" style:parent-style-name="Standard">
      <style:paragraph-properties fo:text-align="start" style:justify-single-word="false"/>
      <style:text-properties style:font-name="Roboto Light2"/>
    </style:style>
    <style:style style:name="P32" style:family="paragraph" style:parent-style-name="Standard">
      <style:text-properties style:font-name="Humnst777 Lt BT1" officeooo:rsid="00c36693" officeooo:paragraph-rsid="00c36693"/>
    </style:style>
    <style:style style:name="P33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4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1" fo:font-weight="normal" officeooo:rsid="00e23ce4" officeooo:paragraph-rsid="00ffa7b9" style:font-weight-asian="normal" style:font-weight-complex="normal"/>
    </style:style>
    <style:style style:name="P37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officeooo:paragraph-rsid="01017a94"/>
    </style:style>
    <style:style style:name="P43" style:family="paragraph" style:parent-style-name="Standard">
      <style:text-properties officeooo:rsid="00d493c0" officeooo:paragraph-rsid="01087dfd"/>
    </style:style>
    <style:style style:name="P4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6" style:family="paragraph" style:parent-style-name="Small">
      <style:text-properties style:font-name="Roboto Light1"/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9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50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51" style:family="paragraph" style:parent-style-name="Table_20_Contents">
      <style:text-properties officeooo:paragraph-rsid="01109057"/>
    </style:style>
    <style:style style:name="P52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3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4" style:family="paragraph" style:parent-style-name="Footer">
      <style:text-properties officeooo:paragraph-rsid="01109057"/>
    </style:style>
    <style:style style:name="P55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6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8" style:family="paragraph" style:parent-style-name="Roboto_20_light">
      <style:text-properties officeooo:paragraph-rsid="01017a94"/>
    </style:style>
    <style:style style:name="P5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0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2" style:family="paragraph" style:parent-style-name="Heading_20_1">
      <style:text-properties officeooo:rsid="00f08541" officeooo:paragraph-rsid="01087dfd"/>
    </style:style>
    <style:style style:name="P63" style:family="paragraph" style:parent-style-name="Heading_20_1">
      <style:text-properties officeooo:paragraph-rsid="01017a94"/>
    </style:style>
    <style:style style:name="P64" style:family="paragraph" style:parent-style-name="Heading_20_1">
      <style:text-properties officeooo:paragraph-rsid="00ffa7b9"/>
    </style:style>
    <style:style style:name="P65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2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2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6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2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6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7">Cur<text:span text:style-name="T9">r</text:span>iculum Vitae</text:p>
        </draw:text-box>
      </draw:frame>
      <text:p text:style-name="P60"/>
      <text:p text:style-name="P30"/>
      <text:p text:style-name="P30"/>
      <text:p text:style-name="P31"/>
      <text:p text:style-name="P56">[TITLE_FUNCTION]</text:p>
      <text:p text:style-name="P30"/>
      <text:p text:style-name="P30"><draw:frame draw:style-name="fr10" draw:name="pitc_abstract" text:anchor-type="paragraph" svg:x="-0.1272in" svg:y="0.0138in" svg:width="6.3547in" draw:z-index="0"><draw:text-box fo:min-height="0.9563in"><text:p text:style-name="P55">Der vorliegende Lebenslauf ist nur für die Empfängerfirma bestimmt. </text:p></draw:text-box></draw:frame></text:p>
      <text:p text:style-name="P33"><text:span text:style-name="T10">erstellt am </text:span><text:span text:style-name="T11">[DATE]</text:span></text:p>
      <text:p text:style-name="P30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1 <text:s text:c="3"/>Personalien<text:tab/>2</text:p>
          <text:p text:style-name="P59">2 <text:s text:c="3"/>Kernkompetenzen<text:tab/>2</text:p>
          <text:p text:style-name="P59">3 <text:s text:c="3"/>Stationen<text:tab/>2</text:p>
          <text:p text:style-name="P59">4 <text:s text:c="3"/>Projekte<text:tab/>2</text:p>
          <text:p text:style-name="P59">5 <text:s text:c="3"/>Weiterbildung (Schulungen, Kurse, Konferenzen, Referate)<text:tab/>2</text:p>
          <text:p text:style-name="P59">6 <text:s text:c="3"/>Ausbildung<text:tab/>3</text:p>
          <text:p text:style-name="P59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5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612922076" text:style-name="L1">
                <text:list-header>
                  <text:p text:style-name="P61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1">Kategorie</text:p>
            </table:table-cell>
            <table:table-cell table:style-name="COMPETENCES.B1" office:value-type="string">
              <text:p text:style-name="P4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6">[COMPETENCE]</text:p>
          </table:table-cell>
        </table:table-row>
      </table:table>
      <text:h text:style-name="P62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5">[ACTIVITY]</text:p>
          </table:table-cell>
        </table:table-row>
      </table:table>
      <text:h text:style-name="P63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4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8">[MONTH_TO][YEAR_TO]</text:p>
          </table:table-cell>
          <table:table-cell table:style-name="PROJECTS.C2" office:value-type="string">
            <text:p text:style-name="P25">[PROJECT_TITLE]</text:p>
            <text:p text:style-name="P14"/>
            <text:p text:style-name="P24">Projektbeschreibung</text:p>
            <text:p text:style-name="P42">[PROJECT_DESCRIPTION]</text:p>
            <text:p text:style-name="P26"/>
            <text:p text:style-name="P24">Rolle und Aufgaben im Projekt</text:p>
            <text:p text:style-name="P42">[PROJECT_ROLE]</text:p>
            <text:p text:style-name="P26"/>
            <text:p text:style-name="P24">Eingesetzte Technologien und Methoden</text:p>
            <text:p text:style-name="P42">[PROJECT_TECHNOLOGY]</text:p>
          </table:table-cell>
        </table:table-row>
      </table:table>
      <text:h text:style-name="P63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MONTH_FROM][YEAR_FROM]</text:p>
            <text:p text:style-name="P18"/>
          </table:table-cell>
          <table:table-cell table:style-name="ADVANCED_5f_TRAININGS.B2" office:value-type="string">
            <text:p text:style-name="P17">[MONTH_TO][YEAR_TO]</text:p>
          </table:table-cell>
          <table:table-cell table:style-name="ADVANCED_5f_TRAININGS.C2" office:value-type="string">
            <text:p text:style-name="P29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9">[MONTH_FRO<text:soft-page-break/>M][YEAR_FROM]</text:p>
          </table:table-cell>
          <table:table-cell table:style-name="EDUCATIONS.B2" office:value-type="string">
            <text:p text:style-name="P19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h text:style-name="P64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6">Sprache</text:p>
            </table:table-cell>
            <table:table-cell table:style-name="LANGUAGES.B1" office:value-type="string">
              <text:p text:style-name="P36">Level</text:p>
            </table:table-cell>
          </table:table-row>
        </table:table-header-rows>
        <table:table-row>
          <table:table-cell table:style-name="LANGUAGES.A2" office:value-type="string">
            <text:p text:style-name="P20">[LANGUAGE]</text:p>
          </table:table-cell>
          <table:table-cell table:style-name="LANGUAGES.B2" office:value-type="string">
            <text:p text:style-name="P28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2:00.283076888">20210219</text:date></text:span><text:span text:style-name="MT1">w</text:span><text:span text:style-name="MT1"><text:word-count>20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60</meta:editing-cycles>
    <meta:editing-duration>PT10H10M21S</meta:editing-duration>
    <dc:date>2021-02-19T14:52:00.173570631</dc:date>
    <dc:title>Curriculum Vitae - @titleFullname</dc:title>
    <meta:document-statistic meta:table-count="8" meta:image-count="1" meta:object-count="0" meta:page-count="3" meta:paragraph-count="97" meta:word-count="203" meta:character-count="1650" meta:non-whitespace-character-count="151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